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r5" style:family="presentation" style:parent-style-name="Predeterminado-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draw:frame draw:style-name="gr1" draw:text-style-name="P1" draw:layer="layout" svg:width="6.8cm" svg:height="2.2cm" svg:x="19.8cm" svg:y="16.2cm">
          <draw:image xlink:href="Pictures/1000020100000076000000290D2F4F5C.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presentation:user-transformed="true">
          <draw:text-box>
            <text:p>Aspectos legales</text:p>
          </draw:text-box>
        </draw:frame>
        <draw:frame presentation:style-name="pr5"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a xlink:href="http://www.abanlex.com/2012/04/aspectos-legales-del-cold-start-y-web-scraping/"> Artículo 133 del Real Decreto Legislativo 1/1996, de 12 de abril, por el que se aprueba el Texto Refundido de la Ley de Propiedad Intelectual.</text:a></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Otros aspectos</text:p>
          </draw:text-box>
        </draw:frame>
        <draw:frame presentation:style-name="pr5" draw:layer="layout" svg:width="24.639cm" svg:height="12.179cm" svg:x="1.4cm" svg:y="4.914cm" presentation:class="outline" presentation:user-transformed="true">
          <draw:text-box>
            <text:list text:style-name="L2">
              <text:list-header>
                <text:p text:style-name="P1"><text:a xlink:href="http://www.boe.es/boe/dias/2012/03/31/pdfs/BOE-A-2012-4442.pdf">Real Decreto-ley 13/2012, de 30 de marzo, por el que se transponen directivas en materia de mercados interiores de electricidad y gas y en materia de comunicaciones electrónicas, y por el que se adoptan medidas para la corrección de las desviaciones por d</text:a></text:p>
              </text:list-header>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2">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www.all.net/" -O "/tmp/www.all.net" "+*.all.net/*" -v</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p/>
              </text:list-item>
              <text:list-item>
                <text:p><text:a xlink:href="http://search.cpan.org/~miyagawa/Web-Scraper-0.37/lib/Web/Scraper.pm">http://search.cpan.org/~miyagawa/Web-Scraper-0.37/lib/Web/Scraper.pm</text:a></text:p>
              </text:list-item>
              <text:list-item>
                <text:p><text:a xlink:href="http://teusje.wordpress.com/2010/05/02/web-scraping-with-perl/">http://teusje.wordpress.com/2010/05/02/web-scraping-with-perl/</text:a></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Libros</text:p>
          </draw:text-box>
        </draw:frame>
        <draw:frame presentation:style-name="pr5" draw:layer="layout" svg:width="24.639cm" svg:height="12.179cm" svg:x="1.2cm" svg:y="5cm" presentation:class="outline" presentation:user-transformed="true">
          <draw:text-box>
            <text:list text:style-name="L2">
              <text:list-item>
                <text:p text:style-name="P3"><text:a xlink:href="http://www.amazon.com/Python-Data-Analysis-Wrangling-IPython/dp/1449319793">Python for Data Analysis: Data Wrangling with Pandas, NumPy, and Ipython</text:a></text:p>
                <text:p text:style-name="P3"/>
                <text:p text:style-name="P3"/>
              </text:list-item>
              <text:list-item>
                <text:p><text:a xlink:href="http://www.amazon.com/Head-First-Data-Analysis-Statistics/dp/0596153937">Head First Data Analysis: A Learner's Guide to Big Numbers, Statistics, and Good Decisions</text:a></text:p>
              </text:list-item>
            </text:list>
          </draw:text-box>
        </draw:frame>
        <presentation:notes draw:style-name="dp2">
          <draw:page-thumbnail draw:style-name="gr2" draw:layer="layout" svg:width="14.848cm" svg:height="11.135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1" draw:layer="layout" svg:width="25.199cm" svg:height="3.506cm" svg:x="1.4cm" svg:y="0.837cm" presentation:class="title">
          <draw:text-box>
            <text:p>Hacia adelante.</text:p>
          </draw:text-box>
        </draw:frame>
        <draw:frame presentation:style-name="pr5" draw:layer="layout" svg:width="24.639cm" svg:height="12.179cm" svg:x="1.4cm" svg:y="4.914cm" presentation:class="outline" presentation:placeholder="true">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0T12:11:13</dc:date>
    <dc:creator>renato </dc:creator>
    <meta:editing-duration>PT31M46S</meta:editing-duration>
    <meta:editing-cycles>10</meta:editing-cycles>
    <meta:generator>LibreOffice/3.5$Linux_x86 LibreOffice_project/350m1$Build-2</meta:generator>
    <meta:document-statistic meta:object-count="82"/>
  </office:meta>
</office:document-meta>
</file>